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CCCC"/>
    </style:style>
    <style:style style:name="ce6" style:family="table-cell" style:parent-style-name="Default" style:data-style-name="N0">
      <style:table-cell-properties fo:background-color="#FF7C80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able-cell-properties fo:background-color="#FF7C80"/>
    </style:style>
    <style:style style:name="ce9" style:family="table-cell" style:parent-style-name="Default" style:data-style-name="N0">
      <style:table-cell-properties fo:background-color="#FF9999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6.959791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404 lnks</text:p>
          </table:table-cell>
          <table:table-cell office:value-type="string" table:style-name="ce2">
            <text:p>Checked</text:p>
          </table:table-cell>
          <table:table-cell office:value-type="string" table:style-name="ce2">
            <text:p>Found</text:p>
          </table:table-cell>
          <table:table-cell office:value-type="string" table:style-name="ce2">
            <text:p>commen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<text:s text:c="2"/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dren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gath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irstrikeMark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ienvsPredator2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liedMarin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lternate/GibDeath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 in JSON f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a/Amulets&amp;Arm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a/AnachronoxTexturePack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a/AnkhofLif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postas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pprenticeofDSpari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balestotAncie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chon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rmorSe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a/AugmentedArachnotr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abyCac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aphometsEye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eachUmbrella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eheadedKamikaz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erserkSphe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lackandGreen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lood1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nam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lood2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loodGhost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loodlustSphe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b/BloodyChain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b/BloodyHead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ookoftheDead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ootsoftheNorth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<text:s text:c="2"/>https://github.com/smeghammer/r_mirror/raw/master/b/BracersofForce.zip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Seems to be the correct filename. Check again</text:p>
          </table:table-cell>
          <table:table-cell table:number-columns-repeated="16380" table:style-name="ce5"/>
        </table:table-row>
        <table:table-row table:style-name="ro1">
          <table:table-cell office:value-type="string" table:style-name="ce1">
            <text:p><text:s text:c="2"/>https://github.com/smeghammer/r_mirror/raw/master/b/BronzeLight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renamed from BronzeLamp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b/BurningCorpse(Doom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b/BurningCorpse(Hexen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olanter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ti(slim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ctu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ges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agesTexturePackVol2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eramicPottery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handelier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<text:s text:c="2"/>https://github.com/smeghammer/r_mirror/raw/master/c/Chasm-TheRiftBetaPack.zip</text:p>
          </table:table-cell>
          <table:table-cell office:value-type="string" table:style-name="ce6">
            <text:p>y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enamed. May not be the correct one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1">
            <text:p><text:s text:c="2"/>https://github.com/smeghammer/r_mirror/raw/master/c/CheshireCacodemo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 text:c="2"/>https://github.com/smeghammer/r_mirror/raw/master/c/Chicken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c/ClockTowerBel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oreTentacl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rimsonBanner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rusadersOfMight&amp;MagicTextur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c/CultoftheSerpentStaff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c/CyberdemonGor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aggerfall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aikatanaTexturePack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is .7z - may not be correc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<text:s text:c="2"/>https://github.com/smeghammer/r_mirror/raw/master/d/DarkBaseTexturePack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<text:s text:c="2"/>https://github.com/smeghammer/r_mirror/raw/master/d/DBIGFONTPlai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ad/SwampTre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renamed in JSON fi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2"/>https://github.com/smeghammer/r_mirror/raw/master/d/DeadGenera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monicDron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ployableSentryGun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scentI&amp;IITextur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structibleFantasyProp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evilWorm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iogen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d/Disciple(withmelee)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 text:c="2"/>https://github.com/smeghammer/r_mirror/raw/master/d/Doom64Light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<text:s text:c="2"/>https://github.com/smeghammer/r_mirror/raw/master/d/Doom64Torche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<text:s text:c="2"/>https://github.com/smeghammer/r_mirror/raw/master/d/DoomPotpourriTexs.zip</text:p>
          </table:table-cell>
          <table:table-cell office:value-type="string" table:style-name="ce3">
            <text:p>y</text:p>
          </table:table-cell>
          <table:table-cell office:value-type="string" table:style-name="ce3">
            <text:p>n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<text:s text:c="2"/>https://github.com/smeghammer/r_mirror/raw/master/d/DoomRPGGhoul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<text:s text:c="2"/>https://github.com/smeghammer/r_mirror/raw/master/d/DoomSmallfontSquare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4">
            <text:p><text:s text:c="2"/>https://github.com/smeghammer/r_mirror/raw/master/d/DoomTerrainSplashes.zip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7">
            <text:p><text:s text:c="2"/>https://github.com/smeghammer/r_mirror/raw/master/d/DoomTexturesforDoomII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7">
            <text:p><text:s text:c="2"/>https://github.com/smeghammer/r_mirror/raw/master/d/DoubleDamageSphere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d/DrDoctor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3D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Atomic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keNukem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d/Dusk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mb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emyDoll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hancedCacodem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lightening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nlightening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rratic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 text:c="2"/>https://github.com/smeghammer/r_mirror/raw/master/e/EternalDoomResourcePack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e/EvilEye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e/ExplosionsnStuff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at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nalDoom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REBLU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 text:c="2"/>https://github.com/smeghammer/r_mirror/raw/master/f/FirePillars(Hexen)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f/FirePillars(Strif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ireSerpe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eshFeast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eshPilla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eshSpaw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loorandCeilingLanter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o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odBarrel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rcefieldLaserb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rmerScientistsPack2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ountainofRejuven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f/FusionArachno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arden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argoyleWin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argoyleWing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hostbustersDoom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oldenFleeceSheep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oreDecor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g/Gothic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alf-Lif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<text:s text:c="2"/>https://github.com/smeghammer/r_mirror/raw/master/h/HandoftheWraith.zip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ooks correct already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1">
            <text:p><text:s text:c="2"/>https://github.com/smeghammer/r_mirror/raw/master/h/HeadlessZombie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avyCarbineZombiema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avyMetalFAKKII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h/HellBass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">
            <text:p><text:s text:c="2"/>https://github.com/smeghammer/r_mirror/raw/master/h/HellPalad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lls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llsGuar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reticII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conoftheRav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Condens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Upp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dUpperBol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KPa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mpaledMar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mpalerCrossbow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mprovedDBigFont+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i/IWadBrightma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j/Jackbomb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correct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<text:s text:c="2"/>https://github.com/smeghammer/r_mirror/raw/master/k/Karasawa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meduk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rge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serArena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avab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egendoftheSevenPaladi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ightColumn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iquidFountai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ordofHeres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l/Lycanthrop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achine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ageslayerTexture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s text:c="2"/>https://github.com/smeghammer/r_mirror/raw/master/m/MagicSparkle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m/Magic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m/MagnetSaw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OK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7">
            <text:p><text:s text:c="2"/>https://github.com/smeghammer/r_mirror/raw/master/m/MaliceTexturePack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m/MapDevelopment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arineSupply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m/MaskofTerror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OK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<text:s text:c="2"/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edieval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ementwo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m/Minecraftia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m/Miniplicit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 text:c="2"/>https://github.com/smeghammer/r_mirror/raw/master/m/MysteriesotSithTexs.zip</text:p>
          </table:table-cell>
          <table:table-cell office:value-type="string" table:style-name="ce7">
            <text:p>y</text:p>
          </table:table-cell>
          <table:table-cell office:value-type="string" table:style-name="ce7">
            <text:p>n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1">
            <text:p><text:s text:c="2"/>https://github.com/smeghammer/r_mirror/raw/master/n/Nailbor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ailborgCommando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ecrodomeBarrel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<text:s text:c="2"/>https://github.com/smeghammer/r_mirror/raw/master/n/NightmareAnimationsPack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9">
            <text:p><text:s text:c="2"/>https://github.com/smeghammer/r_mirror/raw/master/n/NightmareTexturePack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">
            <text:p><text:s text:c="2"/>https://github.com/smeghammer/r_mirror/raw/master/n/NMNCorpVol1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MNCorpVol2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oir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oughtPointFou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n/NuclearMissile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o/Ogro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o/OilBa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o/Outlaw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 text:c="2"/>https://github.com/smeghammer/r_mirror/raw/master/p/Palmtrees(burntstum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alm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atchedUp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entacleofProjec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hobosRoc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ipeBomb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lagueImp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<text:s text:c="2"/>https://github.com/smeghammer/r_mirror/raw/master/p/PlasmaRepeater.zip</text:p>
          </table:table-cell>
          <table:table-cell office:value-type="string" table:style-name="ce9">
            <text:p>y</text:p>
          </table:table-cell>
          <table:table-cell office:value-type="string" table:style-name="ce9">
            <text:p>y</text:p>
          </table:table-cell>
          <table:table-cell office:value-type="string" table:style-name="ce9">
            <text:p>seems OK?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1">
            <text:p><text:s text:c="2"/>https://github.com/smeghammer/r_mirror/raw/master/p/PotionofFireResistanc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otion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owerGlob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https://github.com/smeghammer/r_mirror/raw/master/p/Powerslave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owerStim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owerUpRingSpawner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SXFireSkie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syren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https://github.com/smeghammer/r_mirror/raw/master/p/Pump-Action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d-Shotgun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2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Chain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ake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q/Quiver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adix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ainSimp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coloredDoom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turnToCastleWolfenstein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evolver(PS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ngofRegenerati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ngoftheOw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otNerveGasLaunch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iseoftheTriad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cketPi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cketZombieII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r/RomerosDoomDumpGo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epterofSoul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reamsScreamsScream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crollofHellfi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eawee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adowWarrio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arkwith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ellKi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hirtlessBeheadedMarin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ilve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kullCand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mallBloodContai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malltrees&amp;bus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olidSnake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oul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parkle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park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inedGlassWindow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lagmitesandStalactit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rTrekEliteForce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rvingRa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tusRepo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atusReport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trongholdPowerPa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uperDem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upplyBo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s/SystemShock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alismanoftheDepth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ekWa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eleportSmokeSpaw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hunderF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meoftheForsake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oMuchBrow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rchVari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ormentstein3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t/TrashCa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ACSnip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deadKnight(dualaxe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dying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nmaker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sefulDoomEdi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sefulFlat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u/UTNTPyro-Cann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v/VariousDoomKey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llTorc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ndofEmb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arlordofHe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itchave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w/WolfHow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x/XtraLite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z/ZDoom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https://github.com/smeghammer/r_mirror/raw/master/z/ZombiePlasmaScientis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46 https://github.com/smeghammer/r_mirror/raw/master/a/ActionMachine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0 https://github.com/smeghammer/r_mirror/raw/master/a/ASMDShock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1 https://github.com/smeghammer/r_mirror/raw/master/a/Auto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3 https://github.com/smeghammer/r_mirror/raw/master/b/BRP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54 https://github.com/smeghammer/r_mirror/raw/master/b/BaphometsHea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0 https://github.com/smeghammer/r_mirror/raw/master/b/Butcher(Gun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2 https://github.com/smeghammer/r_mirror/raw/master/c/ClaymoreMin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67 https://github.com/smeghammer/r_mirror/raw/master/d/Doom25SS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70 https://github.com/smeghammer/r_mirror/raw/master/d/DualBarrelLas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77 https://github.com/smeghammer/r_mirror/raw/master/f/FistsofFur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84 https://github.com/smeghammer/r_mirror/raw/master/g/Gatling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91 https://github.com/smeghammer/r_mirror/raw/master/h/HeavyChaingun.zip</text:p>
          </table:table-cell>
          <table:table-cell table:number-columns-repeated="16383"/>
        </table:table-row>
        <table:table-row table:number-rows-repeated="1048301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https://github.com/smeghammer/r_mirror/raw/master/s/ShellKi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https://github.com/smeghammer/r_mirror/raw/master/s/StainedGlassWindow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sefulDoomEdit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es:https://github.com/smeghammer/r_mirror/raw/master/t/TeleportSmokeSpawner.zip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2:Sheet1.A275">
          <table:sort>
            <table:sort-by table:field-number="0"/>
          </table:sort>
        </table:database-range>
        <table:database-range table:target-range-address="Sheet2.A1:Sheet2.A14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1T14:47:14Z</dc:date>
    <meta:editing-duration>PT0S</meta:editing-duration>
  </office:meta>
</office:document-meta>
</file>